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97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Mono CJK JP" style:font-name-asian="Noto Sans Mono CJK JP"/>
    </style:style>
    <style:style style:name="ce2" style:family="table-cell" style:parent-style-name="Default" style:data-style-name="N49">
      <style:text-properties style:font-name="Noto Sans Mono CJK JP" style:font-name-asian="Noto Sans Mono CJK JP"/>
    </style:style>
    <style:style style:name="ce4" style:family="table-cell" style:parent-style-name="Default" style:data-style-name="N2">
      <style:text-properties style:font-name="Noto Sans Mono CJK JP" style:font-name-asian="Noto Sans Mono CJK JP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Mono CJK JP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日経225（終値）</text:p>
          </table:table-cell>
          <table:table-cell office:value-type="string" calcext:value-type="string">
            <text:p>TOPIX（終値）</text:p>
          </table:table-cell>
          <table:table-cell office:value-type="string" calcext:value-type="string">
            <text:p>読売33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4" calcext:value-type="date">
            <text:p>2025-03-24</text:p>
          </table:table-cell>
          <table:table-cell office:value-type="float" office:value="37608.49" calcext:value-type="float">
            <text:p>37608.49</text:p>
          </table:table-cell>
          <table:table-cell office:value-type="float" office:value="2790.88" calcext:value-type="float">
            <text:p>2790.88</text:p>
          </table:table-cell>
          <table:table-cell office:value-type="float" office:value="35507.74" calcext:value-type="float">
            <text:p>35507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5" calcext:value-type="date">
            <text:p>2025-03-25</text:p>
          </table:table-cell>
          <table:table-cell office:value-type="float" office:value="37780.54" calcext:value-type="float">
            <text:p>37780.54</text:p>
          </table:table-cell>
          <table:table-cell office:value-type="float" office:value="2797.52" calcext:value-type="float">
            <text:p>2797.52</text:p>
          </table:table-cell>
          <table:table-cell office:value-type="float" office:value="35649.12" calcext:value-type="float">
            <text:p>35649.1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6" calcext:value-type="date">
            <text:p>2025-03-26</text:p>
          </table:table-cell>
          <table:table-cell office:value-type="float" office:value="38027.29" calcext:value-type="float">
            <text:p>38027.29</text:p>
          </table:table-cell>
          <table:table-cell office:value-type="float" office:value="2812.89" calcext:value-type="float">
            <text:p>2812.89</text:p>
          </table:table-cell>
          <table:table-cell office:value-type="float" office:value="35757.01" calcext:value-type="float">
            <text:p>35757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7" calcext:value-type="date">
            <text:p>2025-03-27</text:p>
          </table:table-cell>
          <table:table-cell office:value-type="float" office:value="37799.97" calcext:value-type="float">
            <text:p>37799.97</text:p>
          </table:table-cell>
          <table:table-cell office:value-type="float" office:value="2815.47" calcext:value-type="float">
            <text:p>2815.47</text:p>
          </table:table-cell>
          <table:table-cell office:value-type="float" office:value="35836.16" calcext:value-type="float">
            <text:p>35836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3-28" calcext:value-type="date">
            <text:p>2025-03-28</text:p>
          </table:table-cell>
          <table:table-cell office:value-type="float" office:value="37120.33" calcext:value-type="float">
            <text:p>37120.33</text:p>
          </table:table-cell>
          <table:table-cell office:value-type="float" office:value="2757.25" calcext:value-type="float">
            <text:p>2757.25</text:p>
          </table:table-cell>
          <table:table-cell office:value-type="float" office:value="35178.04" calcext:value-type="float">
            <text:p>35178.04</text:p>
          </table:table-cell>
          <table:table-cell table:number-columns-repeated="16380"/>
        </table:table-row>
        <table:table-row table:style-name="ro1">
          <table:table-cell table:style-name="ce2" office:value-type="date" office:date-value="2025-03-31" calcext:value-type="date">
            <text:p>2025-03-31</text:p>
          </table:table-cell>
          <table:table-cell table:style-name="ce6" office:value-type="float" office:value="35617.56" calcext:value-type="float">
            <text:p>35617.56</text:p>
          </table:table-cell>
          <table:table-cell office:value-type="float" office:value="2658.73" calcext:value-type="float">
            <text:p>2658.73</text:p>
          </table:table-cell>
          <table:table-cell office:value-type="float" office:value="34036.32" calcext:value-type="float">
            <text:p>34036.3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1" calcext:value-type="date">
            <text:p>2025-04-01</text:p>
          </table:table-cell>
          <table:table-cell office:value-type="float" office:value="35624.48" calcext:value-type="float">
            <text:p>35624.48</text:p>
          </table:table-cell>
          <table:table-cell office:value-type="float" office:value="2661.73" calcext:value-type="float">
            <text:p>2661.73</text:p>
          </table:table-cell>
          <table:table-cell office:value-type="float" office:value="34057.26" calcext:value-type="float">
            <text:p>34057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2" calcext:value-type="date">
            <text:p>2025-04-02</text:p>
          </table:table-cell>
          <table:table-cell office:value-type="float" office:value="35725.87" calcext:value-type="float">
            <text:p>35725.87</text:p>
          </table:table-cell>
          <table:table-cell office:value-type="float" office:value="2650.29" calcext:value-type="float">
            <text:p>2650.29</text:p>
          </table:table-cell>
          <table:table-cell office:value-type="float" office:value="33829.17" calcext:value-type="float">
            <text:p>33829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3" calcext:value-type="date">
            <text:p>2025-04-03</text:p>
          </table:table-cell>
          <table:table-cell office:value-type="float" office:value="34735.93" calcext:value-type="float">
            <text:p>34735.93</text:p>
          </table:table-cell>
          <table:table-cell office:value-type="float" office:value="2568.61" calcext:value-type="float">
            <text:p>2568.61</text:p>
          </table:table-cell>
          <table:table-cell office:value-type="float" office:value="33080.72" calcext:value-type="float">
            <text:p>33080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4" calcext:value-type="date">
            <text:p>2025-04-04</text:p>
          </table:table-cell>
          <table:table-cell office:value-type="float" office:value="33780.58" calcext:value-type="float">
            <text:p>33780.58</text:p>
          </table:table-cell>
          <table:table-cell office:value-type="float" office:value="2482.06" calcext:value-type="float">
            <text:p>2482.06</text:p>
          </table:table-cell>
          <table:table-cell office:value-type="float" office:value="32227.08" calcext:value-type="float">
            <text:p>32227.0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7" calcext:value-type="date">
            <text:p>2025-04-07</text:p>
          </table:table-cell>
          <table:table-cell office:value-type="float" office:value="31136.58" calcext:value-type="float">
            <text:p>31136.58</text:p>
          </table:table-cell>
          <table:table-cell office:value-type="float" office:value="2288.66" calcext:value-type="float">
            <text:p>2288.66</text:p>
          </table:table-cell>
          <table:table-cell office:value-type="float" office:value="29851.46" calcext:value-type="float">
            <text:p>29851.4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8" calcext:value-type="date">
            <text:p>2025-04-08</text:p>
          </table:table-cell>
          <table:table-cell office:value-type="float" office:value="33012.58" calcext:value-type="float">
            <text:p>33012.58</text:p>
          </table:table-cell>
          <table:table-cell office:value-type="float" office:value="2432.02" calcext:value-type="float">
            <text:p>2432.02</text:p>
          </table:table-cell>
          <table:table-cell office:value-type="float" office:value="31384.57" calcext:value-type="float">
            <text:p>31384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09" calcext:value-type="date">
            <text:p>2025-04-09</text:p>
          </table:table-cell>
          <table:table-cell office:value-type="float" office:value="31714.03" calcext:value-type="float">
            <text:p>31714.03</text:p>
          </table:table-cell>
          <table:table-cell office:value-type="float" office:value="2395.24" calcext:value-type="float">
            <text:p>2395.24</text:p>
          </table:table-cell>
          <table:table-cell office:value-type="float" office:value="30505.57" calcext:value-type="float">
            <text:p>30505.5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0" calcext:value-type="date">
            <text:p>2025-04-10</text:p>
          </table:table-cell>
          <table:table-cell office:value-type="float" office:value="34609" calcext:value-type="float">
            <text:p>34609.00</text:p>
          </table:table-cell>
          <table:table-cell office:value-type="float" office:value="2539.4" calcext:value-type="float">
            <text:p>2539.40</text:p>
          </table:table-cell>
          <table:table-cell office:value-type="float" office:value="32714.87" calcext:value-type="float">
            <text:p>32714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1" calcext:value-type="date">
            <text:p>2025-04-11</text:p>
          </table:table-cell>
          <table:table-cell office:value-type="float" office:value="33585.58" calcext:value-type="float">
            <text:p>33585.58</text:p>
          </table:table-cell>
          <table:table-cell office:value-type="float" office:value="2466.91" calcext:value-type="float">
            <text:p>2466.91</text:p>
          </table:table-cell>
          <table:table-cell office:value-type="float" office:value="32062.72" calcext:value-type="float">
            <text:p>32062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4" calcext:value-type="date">
            <text:p>2025-04-14</text:p>
          </table:table-cell>
          <table:table-cell office:value-type="float" office:value="33982.36" calcext:value-type="float">
            <text:p>33982.36</text:p>
          </table:table-cell>
          <table:table-cell office:value-type="float" office:value="2488.51" calcext:value-type="float">
            <text:p>2488.51</text:p>
          </table:table-cell>
          <table:table-cell office:value-type="float" office:value="32378.03" calcext:value-type="float">
            <text:p>32378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5" calcext:value-type="date">
            <text:p>2025-04-15</text:p>
          </table:table-cell>
          <table:table-cell office:value-type="float" office:value="34267.54" calcext:value-type="float">
            <text:p>34267.54</text:p>
          </table:table-cell>
          <table:table-cell office:value-type="float" office:value="2513.35" calcext:value-type="float">
            <text:p>2513.35</text:p>
          </table:table-cell>
          <table:table-cell office:value-type="float" office:value="32510.88" calcext:value-type="float">
            <text:p>32510.8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6" calcext:value-type="date">
            <text:p>2025-04-16</text:p>
          </table:table-cell>
          <table:table-cell office:value-type="float" office:value="33920.4" calcext:value-type="float">
            <text:p>33920.40</text:p>
          </table:table-cell>
          <table:table-cell office:value-type="float" office:value="2498.03" calcext:value-type="float">
            <text:p>2498.03</text:p>
          </table:table-cell>
          <table:table-cell office:value-type="float" office:value="32397.16" calcext:value-type="float">
            <text:p>32397.1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7" calcext:value-type="date">
            <text:p>2025-04-17</text:p>
          </table:table-cell>
          <table:table-cell office:value-type="float" office:value="34377.6" calcext:value-type="float">
            <text:p>34377.60</text:p>
          </table:table-cell>
          <table:table-cell office:value-type="float" office:value="2530.23" calcext:value-type="float">
            <text:p>2530.23</text:p>
          </table:table-cell>
          <table:table-cell office:value-type="float" office:value="32767.41" calcext:value-type="float">
            <text:p>32767.4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18" calcext:value-type="date">
            <text:p>2025-04-18</text:p>
          </table:table-cell>
          <table:table-cell office:value-type="float" office:value="34730.28" calcext:value-type="float">
            <text:p>34730.28</text:p>
          </table:table-cell>
          <table:table-cell office:value-type="float" office:value="2559.15" calcext:value-type="float">
            <text:p>2559.15</text:p>
          </table:table-cell>
          <table:table-cell office:value-type="float" office:value="33159.23" calcext:value-type="float">
            <text:p>33159.2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1" calcext:value-type="date">
            <text:p>2025-04-21</text:p>
          </table:table-cell>
          <table:table-cell office:value-type="float" office:value="34279.92" calcext:value-type="float">
            <text:p>34279.92</text:p>
          </table:table-cell>
          <table:table-cell office:value-type="float" office:value="2528.93" calcext:value-type="float">
            <text:p>2528.93</text:p>
          </table:table-cell>
          <table:table-cell office:value-type="float" office:value="32858.4" calcext:value-type="float">
            <text:p>32858.4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2" calcext:value-type="date">
            <text:p>2025-04-22</text:p>
          </table:table-cell>
          <table:table-cell office:value-type="float" office:value="34220.6" calcext:value-type="float">
            <text:p>34220.60</text:p>
          </table:table-cell>
          <table:table-cell office:value-type="float" office:value="2532.12" calcext:value-type="float">
            <text:p>2532.12</text:p>
          </table:table-cell>
          <table:table-cell office:value-type="float" office:value="32961.72" calcext:value-type="float">
            <text:p>32961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3" calcext:value-type="date">
            <text:p>2025-04-23</text:p>
          </table:table-cell>
          <table:table-cell office:value-type="float" office:value="34868.63" calcext:value-type="float">
            <text:p>34868.63</text:p>
          </table:table-cell>
          <table:table-cell office:value-type="float" office:value="2584.32" calcext:value-type="float">
            <text:p>2584.32</text:p>
          </table:table-cell>
          <table:table-cell office:value-type="float" office:value="33456.87" calcext:value-type="float">
            <text:p>33456.8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4" calcext:value-type="date">
            <text:p>2025-04-24</text:p>
          </table:table-cell>
          <table:table-cell office:value-type="float" office:value="35039.15" calcext:value-type="float">
            <text:p>35039.15</text:p>
          </table:table-cell>
          <table:table-cell office:value-type="float" office:value="2592.56" calcext:value-type="float">
            <text:p>2592.56</text:p>
          </table:table-cell>
          <table:table-cell office:value-type="float" office:value="33313.01" calcext:value-type="float">
            <text:p>33313.0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5" calcext:value-type="date">
            <text:p>2025-04-25</text:p>
          </table:table-cell>
          <table:table-cell office:value-type="float" office:value="35705.74" calcext:value-type="float">
            <text:p>35705.74</text:p>
          </table:table-cell>
          <table:table-cell office:value-type="float" office:value="2628.03" calcext:value-type="float">
            <text:p>2628.03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28" calcext:value-type="date">
            <text:p>2025-04-28</text:p>
          </table:table-cell>
          <table:table-cell office:value-type="float" office:value="35839.99" calcext:value-type="float">
            <text:p>35839.99</text:p>
          </table:table-cell>
          <table:table-cell office:value-type="float" office:value="2650.61" calcext:value-type="float">
            <text:p>2650.61</text:p>
          </table:table-cell>
          <table:table-cell office:value-type="float" office:value="33666.74" calcext:value-type="float">
            <text:p>33666.7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4-30" calcext:value-type="date">
            <text:p>2025-04-30</text:p>
          </table:table-cell>
          <table:table-cell office:value-type="float" office:value="36045.38" calcext:value-type="float">
            <text:p>36045.38</text:p>
          </table:table-cell>
          <table:table-cell office:value-type="float" office:value="2667.29" calcext:value-type="float">
            <text:p>2667.29</text:p>
          </table:table-cell>
          <table:table-cell office:value-type="float" office:value="34112.59" calcext:value-type="float">
            <text:p>341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1" calcext:value-type="date">
            <text:p>2025-05-01</text:p>
          </table:table-cell>
          <table:table-cell office:value-type="float" office:value="36452.3" calcext:value-type="float">
            <text:p>36452.30</text:p>
          </table:table-cell>
          <table:table-cell office:value-type="float" office:value="2679.44" calcext:value-type="float">
            <text:p>2679.44</text:p>
          </table:table-cell>
          <table:table-cell office:value-type="float" office:value="34248.66" calcext:value-type="float">
            <text:p>34248.6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2" calcext:value-type="date">
            <text:p>2025-05-02</text:p>
          </table:table-cell>
          <table:table-cell office:value-type="float" office:value="36830.69" calcext:value-type="float">
            <text:p>36830.69</text:p>
          </table:table-cell>
          <table:table-cell office:value-type="float" office:value="2687.78" calcext:value-type="float">
            <text:p>2687.78</text:p>
          </table:table-cell>
          <table:table-cell office:value-type="float" office:value="34355.27" calcext:value-type="float">
            <text:p>34355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7" calcext:value-type="date">
            <text:p>2025-05-07</text:p>
          </table:table-cell>
          <table:table-cell office:value-type="float" office:value="36779.66" calcext:value-type="float">
            <text:p>36779.66</text:p>
          </table:table-cell>
          <table:table-cell office:value-type="float" office:value="2696.16" calcext:value-type="float">
            <text:p>2696.16</text:p>
          </table:table-cell>
          <table:table-cell office:value-type="float" office:value="34407.96" calcext:value-type="float">
            <text:p>34407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8" calcext:value-type="date">
            <text:p>2025-05-08</text:p>
          </table:table-cell>
          <table:table-cell office:value-type="float" office:value="36928.63" calcext:value-type="float">
            <text:p>36928.63</text:p>
          </table:table-cell>
          <table:table-cell office:value-type="float" office:value="2698.72" calcext:value-type="float">
            <text:p>2698.72</text:p>
          </table:table-cell>
          <table:table-cell office:value-type="float" office:value="34545.7" calcext:value-type="float">
            <text:p>34545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09" calcext:value-type="date">
            <text:p>2025-05-09</text:p>
          </table:table-cell>
          <table:table-cell office:value-type="float" office:value="37503.33" calcext:value-type="float">
            <text:p>37503.33</text:p>
          </table:table-cell>
          <table:table-cell office:value-type="float" office:value="2733.49" calcext:value-type="float">
            <text:p>2733.49</text:p>
          </table:table-cell>
          <table:table-cell office:value-type="float" office:value="34978.94" calcext:value-type="float">
            <text:p>34978.9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2" calcext:value-type="date">
            <text:p>2025-05-12</text:p>
          </table:table-cell>
          <table:table-cell office:value-type="float" office:value="37644.26" calcext:value-type="float">
            <text:p>37644.26</text:p>
          </table:table-cell>
          <table:table-cell office:value-type="float" office:value="2742.08" calcext:value-type="float">
            <text:p>2742.08</text:p>
          </table:table-cell>
          <table:table-cell office:value-type="float" office:value="35139.44" calcext:value-type="float">
            <text:p>35139.4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3" calcext:value-type="date">
            <text:p>2025-05-13</text:p>
          </table:table-cell>
          <table:table-cell office:value-type="float" office:value="38183.26" calcext:value-type="float">
            <text:p>38183.26</text:p>
          </table:table-cell>
          <table:table-cell office:value-type="float" office:value="2772.14" calcext:value-type="float">
            <text:p>2772.14</text:p>
          </table:table-cell>
          <table:table-cell office:value-type="float" office:value="35315.36" calcext:value-type="float">
            <text:p>35315.3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4" calcext:value-type="date">
            <text:p>2025-05-14</text:p>
          </table:table-cell>
          <table:table-cell office:value-type="float" office:value="38128.13" calcext:value-type="float">
            <text:p>38128.13</text:p>
          </table:table-cell>
          <table:table-cell office:value-type="float" office:value="2763.29" calcext:value-type="float">
            <text:p>2763.29</text:p>
          </table:table-cell>
          <table:table-cell office:value-type="float" office:value="35115.73" calcext:value-type="float">
            <text:p>35115.7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5" calcext:value-type="date">
            <text:p>2025-05-15</text:p>
          </table:table-cell>
          <table:table-cell office:value-type="float" office:value="37755.51" calcext:value-type="float">
            <text:p>37755.51</text:p>
          </table:table-cell>
          <table:table-cell office:value-type="float" office:value="2738.96" calcext:value-type="float">
            <text:p>2738.96</text:p>
          </table:table-cell>
          <table:table-cell office:value-type="float" office:value="34919.99" calcext:value-type="float">
            <text:p>34919.9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6" calcext:value-type="date">
            <text:p>2025-05-16</text:p>
          </table:table-cell>
          <table:table-cell office:value-type="float" office:value="37753.72" calcext:value-type="float">
            <text:p>37753.72</text:p>
          </table:table-cell>
          <table:table-cell office:value-type="float" office:value="2740.45" calcext:value-type="float">
            <text:p>2740.45</text:p>
          </table:table-cell>
          <table:table-cell office:value-type="float" office:value="35035.84" calcext:value-type="float">
            <text:p>35035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19" calcext:value-type="date">
            <text:p>2025-05-19</text:p>
          </table:table-cell>
          <table:table-cell office:value-type="float" office:value="37498.63" calcext:value-type="float">
            <text:p>37498.63</text:p>
          </table:table-cell>
          <table:table-cell office:value-type="float" office:value="2738.39" calcext:value-type="float">
            <text:p>2738.39</text:p>
          </table:table-cell>
          <table:table-cell office:value-type="float" office:value="34968.84" calcext:value-type="float">
            <text:p>34968.8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0" calcext:value-type="date">
            <text:p>2025-05-20</text:p>
          </table:table-cell>
          <table:table-cell office:value-type="float" office:value="37529.49" calcext:value-type="float">
            <text:p>37529.49</text:p>
          </table:table-cell>
          <table:table-cell office:value-type="float" office:value="2738.83" calcext:value-type="float">
            <text:p>2738.83</text:p>
          </table:table-cell>
          <table:table-cell office:value-type="float" office:value="34835.92" calcext:value-type="float">
            <text:p>34835.9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1" calcext:value-type="date">
            <text:p>2025-05-21</text:p>
          </table:table-cell>
          <table:table-cell office:value-type="float" office:value="37298.98" calcext:value-type="float">
            <text:p>37298.98</text:p>
          </table:table-cell>
          <table:table-cell office:value-type="float" office:value="2732.88" calcext:value-type="float">
            <text:p>2732.88</text:p>
          </table:table-cell>
          <table:table-cell office:value-type="float" office:value="34858.89" calcext:value-type="float">
            <text:p>34858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2" calcext:value-type="date">
            <text:p>2025-05-22</text:p>
          </table:table-cell>
          <table:table-cell office:value-type="float" office:value="36985.87" calcext:value-type="float">
            <text:p>36985.87</text:p>
          </table:table-cell>
          <table:table-cell office:value-type="float" office:value="2717.09" calcext:value-type="float">
            <text:p>2717.09</text:p>
          </table:table-cell>
          <table:table-cell office:value-type="float" office:value="34723.39" calcext:value-type="float">
            <text:p>34723.3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3" calcext:value-type="date">
            <text:p>2025-05-23</text:p>
          </table:table-cell>
          <table:table-cell office:value-type="float" office:value="37160.47" calcext:value-type="float">
            <text:p>37160.47</text:p>
          </table:table-cell>
          <table:table-cell office:value-type="float" office:value="2735.52" calcext:value-type="float">
            <text:p>2735.52</text:p>
          </table:table-cell>
          <table:table-cell office:value-type="float" office:value="34912.71" calcext:value-type="float">
            <text:p>34912.7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6" calcext:value-type="date">
            <text:p>2025-05-26</text:p>
          </table:table-cell>
          <table:table-cell office:value-type="float" office:value="37531.53" calcext:value-type="float">
            <text:p>37531.53</text:p>
          </table:table-cell>
          <table:table-cell office:value-type="float" office:value="2751.91" calcext:value-type="float">
            <text:p>2751.91</text:p>
          </table:table-cell>
          <table:table-cell office:value-type="float" office:value="35096.51" calcext:value-type="float">
            <text:p>35096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7" calcext:value-type="date">
            <text:p>2025-05-27</text:p>
          </table:table-cell>
          <table:table-cell office:value-type="float" office:value="37724.11" calcext:value-type="float">
            <text:p>37724.11</text:p>
          </table:table-cell>
          <table:table-cell office:value-type="float" office:value="2769.49" calcext:value-type="float">
            <text:p>2769.49</text:p>
          </table:table-cell>
          <table:table-cell office:value-type="float" office:value="35262.7" calcext:value-type="float">
            <text:p>35262.7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8" calcext:value-type="date">
            <text:p>2025-05-28</text:p>
          </table:table-cell>
          <table:table-cell office:value-type="float" office:value="37722.4" calcext:value-type="float">
            <text:p>37722.40</text:p>
          </table:table-cell>
          <table:table-cell office:value-type="float" office:value="2769.51" calcext:value-type="float">
            <text:p>2769.51</text:p>
          </table:table-cell>
          <table:table-cell office:value-type="float" office:value="35253.6" calcext:value-type="float">
            <text:p>35253.6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29" calcext:value-type="date">
            <text:p>2025-05-29</text:p>
          </table:table-cell>
          <table:table-cell office:value-type="float" office:value="38432.98" calcext:value-type="float">
            <text:p>38432.98</text:p>
          </table:table-cell>
          <table:table-cell office:value-type="float" office:value="2812.02" calcext:value-type="float">
            <text:p>2812.02</text:p>
          </table:table-cell>
          <table:table-cell office:value-type="float" office:value="35554.89" calcext:value-type="float">
            <text:p>35554.8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5-30" calcext:value-type="date">
            <text:p>2025-05-30</text:p>
          </table:table-cell>
          <table:table-cell office:value-type="float" office:value="37965.1" calcext:value-type="float">
            <text:p>37965.10</text:p>
          </table:table-cell>
          <table:table-cell office:value-type="float" office:value="2801.57" calcext:value-type="float">
            <text:p>2801.57</text:p>
          </table:table-cell>
          <table:table-cell office:value-type="float" office:value="35564.81" calcext:value-type="float">
            <text:p>35564.8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2" calcext:value-type="date">
            <text:p>2025-06-02</text:p>
          </table:table-cell>
          <table:table-cell office:value-type="float" office:value="37470.67" calcext:value-type="float">
            <text:p>37470.67</text:p>
          </table:table-cell>
          <table:table-cell office:value-type="float" office:value="2777.29" calcext:value-type="float">
            <text:p>2777.29</text:p>
          </table:table-cell>
          <table:table-cell office:value-type="float" office:value="35371.51" calcext:value-type="float">
            <text:p>35371.5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3" calcext:value-type="date">
            <text:p>2025-06-03</text:p>
          </table:table-cell>
          <table:table-cell office:value-type="float" office:value="37446.81" calcext:value-type="float">
            <text:p>37446.81</text:p>
          </table:table-cell>
          <table:table-cell office:value-type="float" office:value="2771.11" calcext:value-type="float">
            <text:p>2771.11</text:p>
          </table:table-cell>
          <table:table-cell office:value-type="float" office:value="35366.47" calcext:value-type="float">
            <text:p>35366.4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4" calcext:value-type="date">
            <text:p>2025-06-04</text:p>
          </table:table-cell>
          <table:table-cell office:value-type="float" office:value="37747.45" calcext:value-type="float">
            <text:p>37747.45</text:p>
          </table:table-cell>
          <table:table-cell office:value-type="float" office:value="2785.13" calcext:value-type="float">
            <text:p>2785.13</text:p>
          </table:table-cell>
          <table:table-cell office:value-type="float" office:value="35512.59" calcext:value-type="float">
            <text:p>35512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5" calcext:value-type="date">
            <text:p>2025-06-05</text:p>
          </table:table-cell>
          <table:table-cell office:value-type="float" office:value="37554.49" calcext:value-type="float">
            <text:p>37554.49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227.21" calcext:value-type="float">
            <text:p>35227.2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6" calcext:value-type="date">
            <text:p>2025-06-06</text:p>
          </table:table-cell>
          <table:table-cell office:value-type="float" office:value="37741.61" calcext:value-type="float">
            <text:p>37741.61</text:p>
          </table:table-cell>
          <table:table-cell office:value-type="float" office:value="2769.33" calcext:value-type="float">
            <text:p>2769.33</text:p>
          </table:table-cell>
          <table:table-cell office:value-type="float" office:value="35338.56" calcext:value-type="float">
            <text:p>35338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09" calcext:value-type="date">
            <text:p>2025-06-09</text:p>
          </table:table-cell>
          <table:table-cell office:value-type="float" office:value="38088.57" calcext:value-type="float">
            <text:p>38088.57</text:p>
          </table:table-cell>
          <table:table-cell office:value-type="float" office:value="2785.41" calcext:value-type="float">
            <text:p>2785.41</text:p>
          </table:table-cell>
          <table:table-cell office:value-type="float" office:value="35495.56" calcext:value-type="float">
            <text:p>35495.5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0" calcext:value-type="date">
            <text:p>2025-06-10</text:p>
          </table:table-cell>
          <table:table-cell office:value-type="float" office:value="38211.51" calcext:value-type="float">
            <text:p>38211.51</text:p>
          </table:table-cell>
          <table:table-cell office:value-type="float" office:value="2786.24" calcext:value-type="float">
            <text:p>2786.24</text:p>
          </table:table-cell>
          <table:table-cell office:value-type="float" office:value="35557.18" calcext:value-type="float">
            <text:p>35557.1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1" calcext:value-type="date">
            <text:p>2025-06-11</text:p>
          </table:table-cell>
          <table:table-cell office:value-type="float" office:value="38421.19" calcext:value-type="float">
            <text:p>38421.19</text:p>
          </table:table-cell>
          <table:table-cell office:value-type="float" office:value="2788.72" calcext:value-type="float">
            <text:p>2788.72</text:p>
          </table:table-cell>
          <table:table-cell office:value-type="float" office:value="35696.63" calcext:value-type="float">
            <text:p>35696.6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2" calcext:value-type="date">
            <text:p>2025-06-12</text:p>
          </table:table-cell>
          <table:table-cell office:value-type="float" office:value="38173.09" calcext:value-type="float">
            <text:p>38173.09</text:p>
          </table:table-cell>
          <table:table-cell office:value-type="float" office:value="2782.97" calcext:value-type="float">
            <text:p>2782.97</text:p>
          </table:table-cell>
          <table:table-cell office:value-type="float" office:value="35623.59" calcext:value-type="float">
            <text:p>35623.59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3" calcext:value-type="date">
            <text:p>2025-06-13</text:p>
          </table:table-cell>
          <table:table-cell office:value-type="float" office:value="37834.25" calcext:value-type="float">
            <text:p>37834.25</text:p>
          </table:table-cell>
          <table:table-cell office:value-type="float" office:value="2756.47" calcext:value-type="float">
            <text:p>2756.47</text:p>
          </table:table-cell>
          <table:table-cell office:value-type="float" office:value="35361.62" calcext:value-type="float">
            <text:p>35361.6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6" calcext:value-type="date">
            <text:p>2025-06-16</text:p>
          </table:table-cell>
          <table:table-cell office:value-type="float" office:value="38311.33" calcext:value-type="float">
            <text:p>38311.33</text:p>
          </table:table-cell>
          <table:table-cell office:value-type="float" office:value="2777.13" calcext:value-type="float">
            <text:p>2777.13</text:p>
          </table:table-cell>
          <table:table-cell office:value-type="float" office:value="35633.26" calcext:value-type="float">
            <text:p>35633.2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7" calcext:value-type="date">
            <text:p>2025-06-17</text:p>
          </table:table-cell>
          <table:table-cell office:value-type="float" office:value="38536.74" calcext:value-type="float">
            <text:p>38536.74</text:p>
          </table:table-cell>
          <table:table-cell office:value-type="float" office:value="2786.95" calcext:value-type="float">
            <text:p>2786.95</text:p>
          </table:table-cell>
          <table:table-cell office:value-type="float" office:value="35790.83" calcext:value-type="float">
            <text:p>35790.8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8" calcext:value-type="date">
            <text:p>2025-06-18</text:p>
          </table:table-cell>
          <table:table-cell office:value-type="float" office:value="38885.15" calcext:value-type="float">
            <text:p>38885.15</text:p>
          </table:table-cell>
          <table:table-cell office:value-type="float" office:value="2808.35" calcext:value-type="float">
            <text:p>2808.35</text:p>
          </table:table-cell>
          <table:table-cell office:value-type="float" office:value="36059.96" calcext:value-type="float">
            <text:p>36059.96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19" calcext:value-type="date">
            <text:p>2025-06-19</text:p>
          </table:table-cell>
          <table:table-cell office:value-type="float" office:value="38488.34" calcext:value-type="float">
            <text:p>38488.34</text:p>
          </table:table-cell>
          <table:table-cell office:value-type="float" office:value="2792.08" calcext:value-type="float">
            <text:p>2792.08</text:p>
          </table:table-cell>
          <table:table-cell office:value-type="float" office:value="35950.38" calcext:value-type="float">
            <text:p>35950.3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0" calcext:value-type="date">
            <text:p>2025-06-20</text:p>
          </table:table-cell>
          <table:table-cell office:value-type="float" office:value="38403.23" calcext:value-type="float">
            <text:p>38403.23</text:p>
          </table:table-cell>
          <table:table-cell office:value-type="float" office:value="2771.26" calcext:value-type="float">
            <text:p>2771.26</text:p>
          </table:table-cell>
          <table:table-cell office:value-type="float" office:value="35758.72" calcext:value-type="float">
            <text:p>35758.72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3" calcext:value-type="date">
            <text:p>2025-06-23</text:p>
          </table:table-cell>
          <table:table-cell office:value-type="float" office:value="38354.09" calcext:value-type="float">
            <text:p>38354.09</text:p>
          </table:table-cell>
          <table:table-cell office:value-type="float" office:value="2761.18" calcext:value-type="float">
            <text:p>2761.18</text:p>
          </table:table-cell>
          <table:table-cell office:value-type="float" office:value="35643.03" calcext:value-type="float">
            <text:p>35643.03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4" calcext:value-type="date">
            <text:p>2025-06-24</text:p>
          </table:table-cell>
          <table:table-cell office:value-type="float" office:value="38790.56" calcext:value-type="float">
            <text:p>38790.56</text:p>
          </table:table-cell>
          <table:table-cell office:value-type="float" office:value="2781.35" calcext:value-type="float">
            <text:p>2781.35</text:p>
          </table:table-cell>
          <table:table-cell office:value-type="float" office:value="35820.54" calcext:value-type="float">
            <text:p>35820.5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5" calcext:value-type="date">
            <text:p>2025-06-25</text:p>
          </table:table-cell>
          <table:table-cell office:value-type="float" office:value="38942.07" calcext:value-type="float">
            <text:p>38942.07</text:p>
          </table:table-cell>
          <table:table-cell office:value-type="float" office:value="2782.24" calcext:value-type="float">
            <text:p>2782.24</text:p>
          </table:table-cell>
          <table:table-cell office:value-type="float" office:value="35840.2" calcext:value-type="float">
            <text:p>35840.20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6" calcext:value-type="date">
            <text:p>2025-06-26</text:p>
          </table:table-cell>
          <table:table-cell office:value-type="float" office:value="39584.58" calcext:value-type="float">
            <text:p>39584.58</text:p>
          </table:table-cell>
          <table:table-cell office:value-type="float" office:value="2804.69" calcext:value-type="float">
            <text:p>2804.69</text:p>
          </table:table-cell>
          <table:table-cell office:value-type="float" office:value="36100.24" calcext:value-type="float">
            <text:p>36100.24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27" calcext:value-type="date">
            <text:p>2025-06-27</text:p>
          </table:table-cell>
          <table:table-cell office:value-type="float" office:value="40150.79" calcext:value-type="float">
            <text:p>40150.79</text:p>
          </table:table-cell>
          <table:table-cell office:value-type="float" office:value="2840.54" calcext:value-type="float">
            <text:p>2840.54</text:p>
          </table:table-cell>
          <table:table-cell office:value-type="float" office:value="36412.31" calcext:value-type="float">
            <text:p>36412.31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6-30" calcext:value-type="date">
            <text:p>2025-06-30</text:p>
          </table:table-cell>
          <table:table-cell office:value-type="float" office:value="40487.39" calcext:value-type="float">
            <text:p>40487.39</text:p>
          </table:table-cell>
          <table:table-cell office:value-type="float" office:value="2852.84" calcext:value-type="float">
            <text:p>2852.84</text:p>
          </table:table-cell>
          <table:table-cell office:value-type="float" office:value="36616.27" calcext:value-type="float">
            <text:p>36616.2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1" calcext:value-type="date">
            <text:p>2025-07-01</text:p>
          </table:table-cell>
          <table:table-cell office:value-type="float" office:value="39986.33" calcext:value-type="float">
            <text:p>39986.33</text:p>
          </table:table-cell>
          <table:table-cell office:value-type="float" office:value="2832.07" calcext:value-type="float">
            <text:p>2832.07</text:p>
          </table:table-cell>
          <table:table-cell office:value-type="float" office:value="36470.07" calcext:value-type="float">
            <text:p>36470.0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2" calcext:value-type="date">
            <text:p>2025-07-02</text:p>
          </table:table-cell>
          <table:table-cell office:value-type="float" office:value="39762.48" calcext:value-type="float">
            <text:p>39762.48</text:p>
          </table:table-cell>
          <table:table-cell office:value-type="float" office:value="2826.04" calcext:value-type="float">
            <text:p>2826.04</text:p>
          </table:table-cell>
          <table:table-cell office:value-type="float" office:value="36419.78" calcext:value-type="float">
            <text:p>36419.78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3" calcext:value-type="date">
            <text:p>2025-07-03</text:p>
          </table:table-cell>
          <table:table-cell office:value-type="float" office:value="39785.9" calcext:value-type="float">
            <text:p>39785.90</text:p>
          </table:table-cell>
          <table:table-cell office:value-type="float" office:value="2828.99" calcext:value-type="float">
            <text:p>2828.99</text:p>
          </table:table-cell>
          <table:table-cell office:value-type="float" office:value="36461.17" calcext:value-type="float">
            <text:p>36461.17</text:p>
          </table:table-cell>
          <table:table-cell table:number-columns-repeated="16380"/>
        </table:table-row>
        <table:table-row table:style-name="ro2">
          <table:table-cell table:style-name="ce2" office:value-type="date" office:date-value="2025-07-04" calcext:value-type="date">
            <text:p>2025-07-04</text:p>
          </table:table-cell>
          <table:table-cell office:value-type="float" office:value="39810.88" calcext:value-type="float">
            <text:p>39810.88</text:p>
          </table:table-cell>
          <table:table-cell office:value-type="float" office:value="2827.95" calcext:value-type="float">
            <text:p>2827.95</text:p>
          </table:table-cell>
          <table:table-cell office:value-type="float" office:value="36420.23" calcext:value-type="float">
            <text:p>36420.23</text:p>
          </table:table-cell>
          <table:table-cell table:number-columns-repeated="16380"/>
        </table:table-row>
        <table:table-row table:style-name="ro2" table:number-rows-repeated="104850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4">0000/00/00</text:date>, <text:time style:data-style-name="N2" text:time-value="17:55:51.939905057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05:51:41.665814275</meta:creation-date>
    <meta:generator>LibreOffice/25.2.4.3$Linux_X86_64 LibreOffice_project/520$Build-3</meta:generator>
    <dc:date>2025-07-04T17:57:28.740745695</dc:date>
    <meta:editing-duration>PT9H30M46S</meta:editing-duration>
    <meta:editing-cycles>150</meta:editing-cycles>
    <meta:document-statistic meta:table-count="1" meta:cell-count="292" meta:object-count="0"/>
  </office:meta>
</office:document-meta>
</file>